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style:font-face style:name="Tahoma1" svg:font-family="Tahoma"/>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style:font-weight-complex="bold"/>
    </style:style>
    <style:style style:name="P4" style:family="paragraph" style:parent-style-name="Standard">
      <style:paragraph-properties fo:orphans="0" fo:widows="0" fo:keep-with-next="always"/>
      <style:text-properties style:font-weight-complex="bold"/>
    </style:style>
    <style:style style:name="P5" style:family="paragraph" style:parent-style-name="Abstract_20_Text">
      <style:text-properties officeooo:rsid="0016003c" officeooo:paragraph-rsid="0016003c"/>
    </style:style>
    <style:style style:name="P6" style:family="paragraph" style:parent-style-name="Abstract_20_Text">
      <style:paragraph-properties fo:margin-left="0cm" fo:margin-right="0cm" fo:text-indent="0cm" style:auto-text-indent="false"/>
      <style:text-properties officeooo:rsid="0016003c" officeooo:paragraph-rsid="0016003c"/>
    </style:style>
    <style:style style:name="P7" style:family="paragraph" style:parent-style-name="Abstract_20_Title">
      <style:text-properties officeooo:rsid="0016003c" officeooo:paragraph-rsid="0016003c"/>
    </style:style>
    <style:style style:name="P8" style:family="paragraph" style:parent-style-name="Affiliation">
      <style:text-properties officeooo:rsid="0016003c" officeooo:paragraph-rsid="0016003c"/>
    </style:style>
    <style:style style:name="P9" style:family="paragraph" style:parent-style-name="Author">
      <style:text-properties officeooo:rsid="0016003c" officeooo:paragraph-rsid="0016003c"/>
    </style:style>
    <style:style style:name="P10" style:family="paragraph" style:parent-style-name="Affiliation">
      <style:text-properties officeooo:rsid="002b37e8" officeooo:paragraph-rsid="002b37e8"/>
    </style:style>
    <style:style style:name="P11" style:family="paragraph" style:parent-style-name="Sangría_20_2_20_de_20_t._20_independiente">
      <style:text-properties fo:font-style="normal" officeooo:rsid="0016003c" officeooo:paragraph-rsid="0016003c" style:font-style-asian="normal" style:font-style-complex="italic"/>
    </style:style>
    <style:style style:name="P12" style:family="paragraph" style:parent-style-name="Standard">
      <style:paragraph-properties fo:margin-left="0cm" fo:margin-right="0cm" fo:text-indent="0.432cm" style:auto-text-indent="false"/>
      <style:text-properties fo:font-style="normal" fo:font-weight="bold" officeooo:rsid="001a1778" officeooo:paragraph-rsid="001a1778" style:font-style-asian="normal" style:font-weight-asian="bold" style:font-style-complex="normal" style:font-weight-complex="bold"/>
    </style:style>
    <style:style style:name="P13" style:family="paragraph" style:parent-style-name="Standard">
      <style:paragraph-properties fo:margin-left="0cm" fo:margin-right="0cm" fo:text-indent="0cm" style:auto-text-indent="false"/>
      <style:text-properties fo:font-style="normal" fo:font-weight="bold" officeooo:rsid="001a1778" officeooo:paragraph-rsid="001a1778" style:font-style-asian="normal" style:font-weight-asian="bold" style:font-style-complex="normal" style:font-weight-complex="bold"/>
    </style:style>
    <style:style style:name="P14" style:family="paragraph" style:parent-style-name="Standard">
      <style:paragraph-properties fo:margin-left="0cm" fo:margin-right="0cm" fo:text-indent="0cm" style:auto-text-indent="false"/>
      <style:text-properties fo:font-style="normal" fo:font-weight="bold" officeooo:rsid="001a1778" officeooo:paragraph-rsid="001afe9a" style:font-style-asian="normal" style:font-weight-asian="bold" style:font-style-complex="normal" style:font-weight-complex="bold"/>
    </style:style>
    <style:style style:name="P15" style:family="paragraph" style:parent-style-name="Standard">
      <style:paragraph-properties fo:margin-left="0cm" fo:margin-right="0cm" fo:text-indent="0cm" style:auto-text-indent="false"/>
      <style:text-properties fo:font-style="normal" fo:font-weight="bold" officeooo:rsid="001a1778" officeooo:paragraph-rsid="001c4c62" style:font-style-asian="normal" style:font-weight-asian="bold" style:font-style-complex="normal" style:font-weight-complex="bold"/>
    </style:style>
    <style:style style:name="P16" style:family="paragraph" style:parent-style-name="Standard">
      <style:paragraph-properties fo:margin-left="0cm" fo:margin-right="0cm" fo:text-indent="0cm" style:auto-text-indent="false"/>
      <style:text-properties fo:font-style="normal" fo:font-weight="bold" officeooo:rsid="001a1778" officeooo:paragraph-rsid="001f0e3b" style:font-style-asian="normal" style:font-weight-asian="bold" style:font-style-complex="normal" style:font-weight-complex="bold"/>
    </style:style>
    <style:style style:name="P17" style:family="paragraph" style:parent-style-name="Standard">
      <style:paragraph-properties fo:margin-left="0cm" fo:margin-right="0cm" fo:text-indent="0cm" style:auto-text-indent="false"/>
      <style:text-properties fo:font-style="normal" fo:font-weight="bold" officeooo:rsid="001a1778" officeooo:paragraph-rsid="0021b84b" style:font-style-asian="normal" style:font-weight-asian="bold" style:font-style-complex="normal" style:font-weight-complex="bold"/>
    </style:style>
    <style:style style:name="P18" style:family="paragraph" style:parent-style-name="Standard">
      <style:paragraph-properties fo:margin-left="0cm" fo:margin-right="0cm" fo:text-indent="0cm" style:auto-text-indent="false"/>
      <style:text-properties fo:font-style="normal" fo:font-weight="bold" officeooo:rsid="001afe9a" officeooo:paragraph-rsid="001afe9a" style:font-style-asian="normal" style:font-weight-asian="bold" style:font-style-complex="normal" style:font-weight-complex="bold"/>
    </style:style>
    <style:style style:name="P19" style:family="paragraph" style:parent-style-name="Standard">
      <style:paragraph-properties fo:margin-left="0cm" fo:margin-right="0cm" fo:text-indent="0cm" style:auto-text-indent="false"/>
      <style:text-properties fo:font-style="italic" officeooo:rsid="0016003c" officeooo:paragraph-rsid="0016003c" style:font-style-asian="italic"/>
    </style:style>
    <style:style style:name="P20" style:family="paragraph" style:parent-style-name="Standard">
      <style:paragraph-properties fo:margin-left="0cm" fo:margin-right="0cm" fo:text-indent="0.432cm" style:auto-text-indent="false"/>
      <style:text-properties fo:font-weight="bold" officeooo:rsid="001a1778" officeooo:paragraph-rsid="001a1778" style:font-weight-asian="bold" style:font-weight-complex="bold"/>
    </style:style>
    <style:style style:name="P21" style:family="paragraph" style:parent-style-name="Standard">
      <style:text-properties officeooo:paragraph-rsid="001a1778"/>
    </style:style>
    <style:style style:name="P22" style:family="paragraph" style:parent-style-name="Standard">
      <style:paragraph-properties fo:margin-left="0cm" fo:margin-right="0cm" fo:text-indent="0.432cm" style:auto-text-indent="false"/>
      <style:text-properties officeooo:rsid="00285af7" officeooo:paragraph-rsid="00285af7"/>
    </style:style>
    <style:style style:name="P23" style:family="paragraph" style:parent-style-name="Text_20_body_20_indent">
      <style:text-properties officeooo:rsid="0025152d" officeooo:paragraph-rsid="0025152d"/>
    </style:style>
    <style:style style:name="P24" style:family="paragraph" style:parent-style-name="Title" style:master-page-name="Standard">
      <style:paragraph-properties style:page-number="auto"/>
      <style:text-properties officeooo:rsid="0016003c" officeooo:paragraph-rsid="0016003c"/>
    </style:style>
    <style:style style:name="P25" style:family="paragraph" style:parent-style-name="Standard">
      <style:paragraph-properties fo:margin-left="0cm" fo:margin-right="0cm" fo:text-indent="0.432cm" style:auto-text-indent="false"/>
      <style:text-properties fo:font-style="normal" fo:font-weight="normal" officeooo:rsid="001a1778" officeooo:paragraph-rsid="001a1778" style:font-style-asian="normal" style:font-weight-asian="normal" style:font-style-complex="normal" style:font-weight-complex="normal"/>
    </style:style>
    <style:style style:name="P26" style:family="paragraph" style:parent-style-name="Standard">
      <style:paragraph-properties fo:margin-left="0cm" fo:margin-right="0cm" fo:text-indent="0cm" style:auto-text-indent="false"/>
      <style:text-properties fo:font-style="normal" fo:font-weight="normal" officeooo:rsid="001a1778" officeooo:paragraph-rsid="001afe9a" style:font-style-asian="normal" style:font-weight-asian="normal" style:font-style-complex="normal" style:font-weight-complex="normal"/>
    </style:style>
    <style:style style:name="P27" style:family="paragraph" style:parent-style-name="Standard">
      <style:paragraph-properties fo:margin-left="0cm" fo:margin-right="0cm" fo:text-indent="0cm" style:auto-text-indent="false"/>
      <style:text-properties fo:font-style="normal" fo:font-weight="normal" officeooo:rsid="001c4c62" officeooo:paragraph-rsid="001afe9a" style:font-style-asian="normal" style:font-weight-asian="normal" style:font-style-complex="normal" style:font-weight-complex="normal"/>
    </style:style>
    <style:style style:name="P28" style:family="paragraph" style:parent-style-name="Standard">
      <style:paragraph-properties fo:margin-left="0cm" fo:margin-right="0cm" fo:text-indent="0cm" style:auto-text-indent="false"/>
      <style:text-properties fo:font-style="normal" fo:font-weight="normal" officeooo:rsid="001c4c62" officeooo:paragraph-rsid="001c4c62" style:font-style-asian="normal" style:font-weight-asian="normal" style:font-style-complex="normal" style:font-weight-complex="normal"/>
    </style:style>
    <style:style style:name="P29" style:family="paragraph" style:parent-style-name="Standard">
      <style:paragraph-properties fo:margin-left="0cm" fo:margin-right="0cm" fo:text-indent="0cm" style:auto-text-indent="false"/>
      <style:text-properties fo:font-style="normal" fo:font-weight="normal" officeooo:rsid="001c4c62" officeooo:paragraph-rsid="001f0e3b" style:font-style-asian="normal" style:font-weight-asian="normal" style:font-style-complex="normal" style:font-weight-complex="normal"/>
    </style:style>
    <style:style style:name="P30" style:family="paragraph" style:parent-style-name="Standard">
      <style:paragraph-properties fo:margin-left="0cm" fo:margin-right="0cm" fo:text-indent="0cm" style:auto-text-indent="false"/>
      <style:text-properties fo:font-style="italic" fo:font-weight="normal" officeooo:rsid="001afe9a" officeooo:paragraph-rsid="001afe9a" style:font-style-asian="italic" style:font-weight-asian="normal" style:font-style-complex="italic" style:font-weight-complex="normal"/>
    </style:style>
    <style:style style:name="P31" style:family="paragraph" style:parent-style-name="Standard">
      <style:paragraph-properties fo:margin-left="0cm" fo:margin-right="0cm" fo:text-indent="0.432cm" style:auto-text-indent="false"/>
      <style:text-properties fo:font-style="italic" fo:font-weight="normal" officeooo:rsid="001a1778" officeooo:paragraph-rsid="001afe9a" style:font-style-asian="italic" style:font-weight-asian="normal" style:font-style-complex="italic"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afe9a" style:font-style-asian="italic" style:font-weight-asian="normal" style:font-style-complex="italic" style:font-weight-complex="normal"/>
    </style:style>
    <style:style style:name="T3" style:family="text">
      <style:text-properties fo:font-style="italic" fo:font-weight="normal" officeooo:rsid="001aff72" style:font-style-asian="italic" style:font-weight-asian="normal" style:font-style-complex="italic" style:font-weight-complex="normal"/>
    </style:style>
    <style:style style:name="T4" style:family="text">
      <style:text-properties fo:font-style="italic" fo:font-weight="normal" officeooo:rsid="001c4c62" style:font-style-asian="italic" style:font-weight-asian="normal" style:font-style-complex="italic" style:font-weight-complex="normal"/>
    </style:style>
    <style:style style:name="T5" style:family="text">
      <style:text-properties fo:font-style="italic" fo:font-weight="normal" officeooo:rsid="001f0e3b" style:font-style-asian="italic" style:font-weight-asian="normal" style:font-style-complex="italic" style:font-weight-complex="normal"/>
    </style:style>
    <style:style style:name="T6" style:family="text">
      <style:text-properties officeooo:rsid="0016003c"/>
    </style:style>
    <style:style style:name="T7" style:family="text">
      <style:text-properties officeooo:rsid="0017ef65"/>
    </style:style>
    <style:style style:name="T8" style:family="text">
      <style:text-properties officeooo:rsid="001820f0"/>
    </style:style>
    <style:style style:name="T9" style:family="text">
      <style:text-properties fo:font-weight="normal" style:font-weight-asian="normal" style:font-weight-complex="normal"/>
    </style:style>
    <style:style style:name="T10" style:family="text">
      <style:text-properties fo:font-weight="normal" officeooo:rsid="001afe9a" style:font-weight-asian="normal" style:font-weight-complex="normal"/>
    </style:style>
    <style:style style:name="T11" style:family="text">
      <style:text-properties fo:font-weight="normal" officeooo:rsid="001c4c62" style:font-weight-asian="normal" style:font-weight-complex="normal"/>
    </style:style>
    <style:style style:name="T12" style:family="text">
      <style:text-properties fo:font-weight="normal" officeooo:rsid="001f0e3b" style:font-weight-asian="normal" style:font-weight-complex="normal"/>
    </style:style>
    <style:style style:name="T13" style:family="text">
      <style:text-properties fo:font-weight="normal" officeooo:rsid="0021b84b" style:font-weight-asian="normal" style:font-weight-complex="normal"/>
    </style:style>
    <style:style style:name="T14" style:family="text">
      <style:text-properties officeooo:rsid="001afe9a"/>
    </style:style>
    <style:style style:name="T15" style:family="text">
      <style:text-properties officeooo:rsid="001c4c62"/>
    </style:style>
    <style:style style:name="T16" style:family="text">
      <style:text-properties officeooo:rsid="001f0e3b"/>
    </style:style>
    <style:style style:name="T17" style:family="text">
      <style:text-properties style:text-line-through-style="none" style:text-line-through-type="none" fo:font-weight="normal" officeooo:rsid="0021b84b" style:font-weight-asian="normal" style:font-weight-complex="normal"/>
    </style:style>
    <style:style style:name="T18" style:family="text">
      <style:text-properties officeooo:rsid="0025152d"/>
    </style:style>
    <style:style style:name="T19" style:family="text">
      <style:text-properties officeooo:rsid="00285af7"/>
    </style:style>
    <style:style style:name="Sect1" style:family="section">
      <style:section-properties style:writing-mode="lr-tb" style:editable="false">
        <style:columns fo:column-count="2" fo:column-gap="0.811cm">
          <style:column style:rel-width="32767*" fo:start-indent="0cm" fo:end-indent="0.405cm"/>
          <style:column style:rel-width="32768*" fo:start-indent="0.40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Bulut Bilişim Projesi – Bulut Tabanlı Şifre Yöneticisi</text:p>
      <text:p text:style-name="P2"/>
      <text:p text:style-name="P2"/>
      <text:p text:style-name="P9">Berk AKIN<text:tab/>Batuhan Rapata</text:p>
      <text:p text:style-name="P8">Bilişim Sistemleri Mühendisliği, Kocaeli Üniversitesi</text:p>
      <text:p text:style-name="P8"><text:a xlink:type="simple" xlink:href="mailto:berkakin98@gmail.com" text:style-name="Internet_20_link" text:visited-style-name="Visited_20_Internet_20_Link">berkakin98@gmail.com</text:a><text:tab/><text:a xlink:type="simple" xlink:href="mailto:batuhanrapata1234@gmail.com" text:style-name="Internet_20_link" text:visited-style-name="Visited_20_Internet_20_Link">batuhanrapata1234@gmail.com</text:a> </text:p>
      <text:p text:style-name="P10">LİNK GELECEK!!!!</text:p>
      <text:p text:style-name="P2"/>
      <text:p text:style-name="P1"/>
      <text:section text:style-name="Sect1" text:name="Sección1">
        <text:p text:style-name="P7">Özet</text:p>
        <text:p text:style-name="P5">Projenin amacı bulut tabanlı internete bağlanan her cihazdan şifrelerimizi kayıt altında tutabileceğimiz</text:p>
        <text:p text:style-name="P6">ana bir hesaba sahip sistem oluşturmak.</text:p>
        <text:p text:style-name="P19"><text:tab/>Raporun içeriğinde hazırlanan şifre yöneticisi programının oluşturulma adımlarını içerir</text:p>
        <text:p text:style-name="Standard"/>
        <text:h text:style-name="Heading_20_1" text:outline-level="1">1. <text:span text:style-name="T6">Giriş</text:span></text:h>
        <text:p text:style-name="Standard"/>
        <text:p text:style-name="P11">Bu rapor Kocaeli Üniversitesi, Teknoloji Fakültesi, Bilişim Sistemleri Mühendisliği, Bulut Bilişim Teknolojileri dersi için Şifre Yöneticisi projesini içeren rapordur. Bu projede, HTML5, CSS3, Javascript ve <text:s/>Flask Framework aracılığıyla Python programlama dilleri kullanılmıştır. Bulut bilişim servis yapısı olarak Google Cloud: Cloud Computing Systems, veri tabanı olarak NoSQL yapısı olan Firebase ve alt sistemleri<text:span text:style-name="T7">(FirebaseAuth, Firestore)</text:span> kullanılmıştır.</text:p>
        <text:p text:style-name="Standard"/>
        <text:h text:style-name="Heading_20_1" text:outline-level="1">2. <text:span text:style-name="T8">Yöntem</text:span></text:h>
        <text:p text:style-name="Standard"/>
        <text:p text:style-name="P20">I. <text:span text:style-name="T1">Google Cloud: Cloud Computing Services <text:s/></text:span></text:p>
        <text:p text:style-name="P25">Projenin hayata geçirilmesinden önce kullanılacak bulut bilişim servisi hakkında araştırma yapıldı ve GCP’ sisteminin Flask Framework ile Python dilinde web uygulaması geliştirmek için uygun olduğuna varıldı. Flask Framework ile Local olarak geliştirilen uygulamanın Google Cloud Servisi ile rahatca uyum sağladığı test edildi.</text:p>
        <text:p text:style-name="P21"/>
        <text:p text:style-name="P12">II.<text:span text:style-name="T9"> </text:span><text:span text:style-name="T1">Flask Framework </text:span></text:p>
        <text:p text:style-name="P25">Flask Framework Python dilinde web uygulaması geliştirmek için geliştirilmiş bir araçtır,</text:p>
        <text:p text:style-name="P13"><text:span text:style-name="T9"><text:s text:c="3"/>Model Controller ve View yapısını kullanır kullanımı </text:span><text:span text:style-name="T10">projemiz için uygundur</text:span><text:span text:style-name="T9">. </text:span><text:span text:style-name="T10">HTML, Js, Css ve Python kullanılarak halihazırdaki Python bilginiz ile kolayca web uygulaması geliştirmeyi sağlar.</text:span><text:span text:style-name="T9"> </text:span></text:p>
        <text:p text:style-name="P26"/>
        <text:p text:style-name="P14"><text:span text:style-name="T9"><text:s text:c="5"/></text:span>II<text:span text:style-name="T14">I</text:span><text:span text:style-name="T9">. </text:span><text:span text:style-name="T10">A</text:span><text:span text:style-name="T2">rayüzler ve </text:span><text:span text:style-name="T3">K</text:span><text:span text:style-name="T2">ütüphaneler</text:span></text:p>
        <text:p text:style-name="P18"><text:span text:style-name="T10"><text:s text:c="2"/>P</text:span><text:span text:style-name="T9">roje geliştirilirken PyCharm arayüzü ve gerekli Python kütüphaneleri kullanılmıştır.</text:span></text:p>
        <text:p text:style-name="P30"><text:s/></text:p>
        <text:h text:style-name="Heading_20_1" text:outline-level="1">3. <text:span text:style-name="T14">Proje Adımları</text:span></text:h>
        <text:p text:style-name="P4"/>
        <text:p text:style-name="P14"><text:span text:style-name="T9"><text:s/></text:span>I.<text:span text:style-name="T9"> </text:span><text:span text:style-name="T4">Html ve CSS Kullanılarak Arayüz Tasarımı </text:span></text:p>
        <text:p text:style-name="P14"><text:span text:style-name="T9"><text:s text:c="4"/></text:span><text:span text:style-name="T11">Projenin gereklilikleri belirlenip ona göre oluşturulan giriş, kayıt, anasayfa, şifre yenileme ekranları oluşturuldu.</text:span></text:p>
        <text:p text:style-name="P27"/>
        <text:p text:style-name="P15">I<text:span text:style-name="T15">I</text:span>.<text:span text:style-name="T9"> </text:span><text:span text:style-name="T4">Firebase ve Python</text:span></text:p>
        <text:p text:style-name="P15"><text:span text:style-name="T10"><text:s/></text:span><text:span text:style-name="T11"><text:tab/>Python ve Firebase bağlantısı yapılırken kullanılan resmi Firebase-admin Api’sinin yanında Kullanıcı işlemleri yapabilmek için 3. Parti kütüphane olan Pyrebase kütüphanesi kullanulmıştır </text:span></text:p>
        <text:p text:style-name="P28"><text:tab/>Nedeni ise Firebase-admin API’sinin Auth(kullanıcı) işlemlerini resmi olarak desteklememesidir.</text:p>
        <text:p text:style-name="P28"><text:tab/>Pyrebase kütüphanesi ile Auth işlemleri yerine getirilip kullanıcı hesaplarının Firebase-admin API’si ile Firebase Firestore servisinde tutulması sağlanmıştır.</text:p>
        <text:p text:style-name="P28"/>
        <text:p text:style-name="P15"><text:span text:style-name="T9"><text:s/></text:span>I<text:span text:style-name="T15">II</text:span>.<text:span text:style-name="T9"> </text:span><text:span text:style-name="T4">Flask Framework</text:span></text:p>
        <text:p text:style-name="P28"><text:s text:c="4"/>Flask Framework ile kullanılan Python kodları HTML arayüzün kullanarak arkaplanda çalışmaktadır </text:p>
        <text:p text:style-name="P15"><text:span text:style-name="T11"><text:s text:c="6"/></text:span><text:span text:style-name="T12">Kullanılan kütüphaneler Virtual ENV olarak projenin klasöründe bulunmaktadır</text:span></text:p>
        <text:p text:style-name="P28"/>
        <text:p text:style-name="P16"><text:span text:style-name="T16">IV</text:span>. <text:span text:style-name="T5">Bulut Servisine Sunulması</text:span></text:p>
        <text:p text:style-name="P16"><text:span text:style-name="T5"><text:s text:c="5"/></text:span><text:span text:style-name="T12">Öncelikle Google’nin sağladığı serviste konsol ekranında projemiz için yeni bir proje alanı oluşturulup ödeme ayarları yapıldı HTML GateAway API’Si etkinleştirildi Google Bulut Servisine projemiz için bir hedef belirlendi.</text:span></text:p>
        <text:p text:style-name="P17"><text:span text:style-name="T11"><text:s text:c="4"/></text:span><text:span text:style-name="T12">Google Bulut servisine bilgisayarımda local olarak geliştirdiğim şifre yöneticisi uygulamasını Google Sdk</text:span></text:p>
        <text:p text:style-name="P17"><text:span text:style-name="T12"><text:s/>kurulumu yaparak Google Shell arayüzü</text:span><text:span text:style-name="T13">nde <text:s text:c="4"/>Login</text:span></text:p>
        <text:p text:style-name="P17"><text:span text:style-name="T13">(</text:span><text:span text:style-name="T17">gcloud auth login) işlemi yapılarak gerekli hesaba giriş yapıldı ardından hedef proje seçilip hedef klasörden proje yüklemesi yapıldı(-gcloud app deploy) </text:span><text:span text:style-name="T13">kullanıma sunuldu.</text:span></text:p>
        <text:p text:style-name="P29"/>
        <text:p text:style-name="P31"><text:soft-page-break/></text:p>
        <text:h text:style-name="Heading_20_1" text:outline-level="1">4. <text:span text:style-name="T18">Deneysel Sonuçlar</text:span></text:h>
        <text:p text:style-name="Standard"/>
        <text:p text:style-name="P23">Öncelikle kullanmayı tercih ettiğimiz Python dili için amazon web services kullanmayı düşündük fakat sunduğu arayüz Lambda Framework hakkında internette araştrılacak yeterli bilgi bulunmadığı için alternatif olarak Google Cloud Services kullanımına karar verildi.</text:p>
        <text:p text:style-name="P23">Proje yapım aşamasında Framework ögreniminin zorlayan tarafları halihazırda kullanılan dilin farklı yeteneklerine alışmak oldu.</text:p>
        <text:p text:style-name="P23">Projenin en zor kısmı bilgisayarda sorunsuz çalışan web uygulamasını kullanıma sunmak için bulut servisine yüklemek oldu. Nedeni ise programın bilgisayarda terminal arayüzünde Run command ile çalışp Google Services de main.py yapısında çalışması istenmesiydi ve yanısıra app.yaml ve yaml dosyası oluşturmak, requirements.txt dosyası oluşturmak ve servis tarafında sorunsuz tüm kütüphaneleri birlikte versiyon sorunu olmadan çalışması zorladı her ne kadar sanal bir ortamda kütüphaneleri Venv dosyalarını birlikte yüklesek dahi programı karşı tarafta çalıştırmak zorladı.</text:p>
        <text:p text:style-name="Standard"/>
        <text:h text:style-name="Heading_20_1" text:outline-level="1">5. <text:span text:style-name="T19">Elde Edilen Bilgiler</text:span></text:h>
        <text:p text:style-name="P3"/>
        <text:p text:style-name="P22">Bulut programlama bizim açımızdan web uygulamaların farklı bir taraflarını görmemiz açsısından yararlı oldu bilgisayar uygulamalarının framework kullanılarak tarayıcı ortamında çalışması ufkumuzu genişletecek bir bilgi edinimi sağladı zorluklar daha iyi öğrenmede yardımcı oldu.</text:p>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style:font-face style:name="Tahoma1" svg:font-family="Tahoma"/>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Fuente_20_de_20_párrafo_20_predeter." style:display-name="Fuente de párrafo predet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EEE-paper-format</dc:title>
    <meta:creation-date>2022-05-07T17:53:54.412000000</meta:creation-date>
    <meta:editing-cycles>13</meta:editing-cycles>
    <meta:editing-duration>PT26M42S</meta:editing-duration>
    <meta:generator>LibreOffice/7.2.5.2$Windows_X86_64 LibreOffice_project/499f9727c189e6ef3471021d6132d4c694f357e5</meta:generator>
    <meta:keyword>IEEE</meta:keyword>
    <meta:keyword>Articles</meta:keyword>
    <meta:keyword>Scientific</meta:keyword>
    <dc:subject>Education</dc:subject>
    <dc:description>Author's Instruction for the Preparation of  Regular Papers</dc:description>
    <dc:date>2022-05-07T18:55:28.588000000</dc:date>
    <meta:document-statistic meta:table-count="0" meta:image-count="0" meta:object-count="0" meta:page-count="2" meta:paragraph-count="41" meta:word-count="531" meta:character-count="4427" meta:non-whitespace-character-count="3880"/>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